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ராத்த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அழகிரிசாமி. க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கந்தசாமி. ச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கார்ல் மார்க்ஸ். ஜ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ம்பத். எஸ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ுப்ரமண்யம். க. நா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செல்லப்பா. சி. ச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பரமசிவன். தொ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பிச்சமூர்த்தி. ந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முருகன். இர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நாகராஜன். ஜ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ங்கநாதன். தி. ஜ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மகிருஷ்ணன். எஸ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மாமிர்தம். லா. ச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ஜகோபாலன். கு. ப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ராஜநாராயணன். 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ெங்கட்ராம். எம். வ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ெங்கடேசன். சு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ஜானகிராமன். 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ஷெரீப். கா. ம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62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08:23:38.352091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18T08:28:31.342062634</dc:date>
    <meta:editing-duration>PT4H49M15S</meta:editing-duration>
    <meta:editing-cycles>62</meta:editing-cycles>
    <meta:document-statistic meta:table-count="1" meta:cell-count="74" meta:object-count="0"/>
  </office:meta>
</office:document-meta>
</file>